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907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alinity (ppt)</text:p>
          </table:table-cell>
          <table:table-cell office:value-type="string" calcext:value-type="string">
            <text:p>Stage (m)</text:p>
          </table:table-cell>
          <table:table-cell table:style-name="Default" office:value-type="string" calcext:value-type="string">
            <text:p>Volume (m^3)</text:p>
          </table:table-cell>
          <table:table-cell table:style-name="Default" office:value-type="string" calcext:value-type="string">
            <text:p>Flow (m^3/dt)</text:p>
          </table:table-cell>
          <table:table-cell table:style-name="Default" office:value-type="string" calcext:value-type="string">
            <text:p>Salt mass</text:p>
          </table:table-cell>
          <table:table-cell table:style-name="Default" office:value-type="string" calcext:value-type="string">
            <text:p>Computed</text:p>
          </table:table-cell>
        </table:table-row>
        <table:table-row table:style-name="ro1">
          <table:table-cell office:value-type="string" calcext:value-type="string">
            <text:p>2010-01-01 00:00:00</text:p>
          </table:table-cell>
          <table:table-cell office:value-type="float" office:value="35" calcext:value-type="float">
            <text:p>35.00</text:p>
          </table:table-cell>
          <table:table-cell office:value-type="float" office:value="0" calcext:value-type="float">
            <text:p>0</text:p>
          </table:table-cell>
          <table:table-cell office:value-type="float" office:value="42277036.502" calcext:value-type="float">
            <text:p>42277037</text:p>
          </table:table-cell>
          <table:table-cell table:style-name="Default" office:value-type="string" calcext:value-type="string">
            <text:p>NA</text:p>
          </table:table-cell>
          <table:table-cell table:formula="of:=[.B2]*[.D2]*997" office:value-type="float" office:value="1475257188737.29" calcext:value-type="float">
            <text:p>1475257188737</text:p>
          </table:table-cell>
          <table:table-cell table:formula="of:=[.F2]/([.D2]*997)" office:value-type="float" office:value="35" calcext:value-type="float">
            <text:p>35.00</text:p>
          </table:table-cell>
        </table:table-row>
        <table:table-row table:style-name="ro1">
          <table:table-cell office:value-type="string" calcext:value-type="string">
            <text:p>2010-01-01 01:00:00</text:p>
          </table:table-cell>
          <table:table-cell office:value-type="float" office:value="37.997" calcext:value-type="float">
            <text:p>38.00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765.564" calcext:value-type="float">
            <text:p>42047766</text:p>
          </table:table-cell>
          <table:table-cell office:value-type="float" office:value="-60265.593" calcext:value-type="float">
            <text:p>-60266</text:p>
          </table:table-cell>
          <table:table-cell table:formula="of:=[.F2] - [.G2]*[.E3]*[.B$12]*997" office:value-type="float" office:value="1601435260801.39" calcext:value-type="float">
            <text:p>1601435260801</text:p>
          </table:table-cell>
          <table:table-cell table:formula="of:=[.F3]/([.D3]*997)" office:value-type="float" office:value="38.2006986893312" calcext:value-type="float">
            <text:p>38.20</text:p>
          </table:table-cell>
        </table:table-row>
        <table:table-row table:style-name="ro1">
          <table:table-cell office:value-type="string" calcext:value-type="string">
            <text:p>2010-01-01 02:00:00</text:p>
          </table:table-cell>
          <table:table-cell office:value-type="float" office:value="40.993" calcext:value-type="float">
            <text:p>40.99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290.968" calcext:value-type="float">
            <text:p>42047291</text:p>
          </table:table-cell>
          <table:table-cell office:value-type="float" office:value="-60286.718" calcext:value-type="float">
            <text:p>-60287</text:p>
          </table:table-cell>
          <table:table-cell table:formula="of:=[.F3] - [.G3]*[.E4]*[.B$12]*997" office:value-type="float" office:value="1739200406703.72" calcext:value-type="float">
            <text:p>1739200406704</text:p>
          </table:table-cell>
          <table:table-cell table:formula="of:=[.F4]/([.D4]*997)" office:value-type="float" office:value="41.4874220827876" calcext:value-type="float">
            <text:p>41.49</text:p>
          </table:table-cell>
        </table:table-row>
        <table:table-row table:style-name="ro1">
          <table:table-cell office:value-type="string" calcext:value-type="string">
            <text:p>2010-01-01 03:00:00</text:p>
          </table:table-cell>
          <table:table-cell office:value-type="float" office:value="43.99" calcext:value-type="float">
            <text:p>43.99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211.7" calcext:value-type="float">
            <text:p>42047212</text:p>
          </table:table-cell>
          <table:table-cell office:value-type="float" office:value="-60288.21" calcext:value-type="float">
            <text:p>-60288</text:p>
          </table:table-cell>
          <table:table-cell table:formula="of:=[.F4] - [.G4]*[.E5]*[.B$12]*997" office:value-type="float" office:value="1888822335162.18" calcext:value-type="float">
            <text:p>1888822335162</text:p>
          </table:table-cell>
          <table:table-cell table:formula="of:=[.F5]/([.D5]*997)" office:value-type="float" office:value="45.0566345810832" calcext:value-type="float">
            <text:p>45.06</text:p>
          </table:table-cell>
        </table:table-row>
        <table:table-row table:style-name="ro1">
          <table:table-cell office:value-type="string" calcext:value-type="string">
            <text:p>2010-01-01 04:00:00</text:p>
          </table:table-cell>
          <table:table-cell office:value-type="float" office:value="46.987" calcext:value-type="float">
            <text:p>46.99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188.395" calcext:value-type="float">
            <text:p>42047188</text:p>
          </table:table-cell>
          <table:table-cell office:value-type="float" office:value="-60288.572" calcext:value-type="float">
            <text:p>-60289</text:p>
          </table:table-cell>
          <table:table-cell table:formula="of:=[.F5] - [.G5]*[.E6]*[.B$12]*997" office:value-type="float" office:value="2051317392614.9" calcext:value-type="float">
            <text:p>2051317392615</text:p>
          </table:table-cell>
          <table:table-cell table:formula="of:=[.F6]/([.D6]*997)" office:value-type="float" office:value="48.9328761503152" calcext:value-type="float">
            <text:p>48.93</text:p>
          </table:table-cell>
        </table:table-row>
        <table:table-row table:style-name="ro1">
          <table:table-cell office:value-type="string" calcext:value-type="string">
            <text:p>2010-01-01 05:00:00</text:p>
          </table:table-cell>
          <table:table-cell office:value-type="float" office:value="49.983" calcext:value-type="float">
            <text:p>49.98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181.239" calcext:value-type="float">
            <text:p>42047181</text:p>
          </table:table-cell>
          <table:table-cell office:value-type="float" office:value="-60288.678" calcext:value-type="float">
            <text:p>-60289</text:p>
          </table:table-cell>
          <table:table-cell table:formula="of:=[.F6] - [.G6]*[.E7]*[.B$12]*997" office:value-type="float" office:value="2227792279730.82" calcext:value-type="float">
            <text:p>2227792279731</text:p>
          </table:table-cell>
          <table:table-cell table:formula="of:=[.F7]/([.D7]*997)" office:value-type="float" office:value="53.1425817662031" calcext:value-type="float">
            <text:p>53.14</text:p>
          </table:table-cell>
        </table:table-row>
        <table:table-row table:style-name="ro1">
          <table:table-cell office:value-type="string" calcext:value-type="string">
            <text:p>2010-01-01 06:00:00</text:p>
          </table:table-cell>
          <table:table-cell office:value-type="float" office:value="52.98" calcext:value-type="float">
            <text:p>52.98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178.893" calcext:value-type="float">
            <text:p>42047179</text:p>
          </table:table-cell>
          <table:table-cell office:value-type="float" office:value="-60288.706" calcext:value-type="float">
            <text:p>-60289</text:p>
          </table:table-cell>
          <table:table-cell table:formula="of:=[.F7] - [.G7]*[.E8]*[.B$12]*997" office:value-type="float" office:value="2419449427473.96" calcext:value-type="float">
            <text:p>2419449427474</text:p>
          </table:table-cell>
          <table:table-cell table:formula="of:=[.F8]/([.D8]*997)" office:value-type="float" office:value="57.7144455398156" calcext:value-type="float">
            <text:p>57.71</text:p>
          </table:table-cell>
        </table:table-row>
        <table:table-row table:style-name="ro1">
          <table:table-cell office:value-type="string" calcext:value-type="string">
            <text:p>2010-01-01 07:00:00</text:p>
          </table:table-cell>
          <table:table-cell office:value-type="float" office:value="55.976" calcext:value-type="float">
            <text:p>55.98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177.987" calcext:value-type="float">
            <text:p>42047178</text:p>
          </table:table-cell>
          <table:table-cell office:value-type="float" office:value="-60288.714" calcext:value-type="float">
            <text:p>-60289</text:p>
          </table:table-cell>
          <table:table-cell table:formula="of:=[.F8] - [.G8]*[.E9]*[.B$12]*997" office:value-type="float" office:value="2627594894176.93" calcext:value-type="float">
            <text:p>2627594894177</text:p>
          </table:table-cell>
          <table:table-cell table:formula="of:=[.F9]/([.D9]*997)" office:value-type="float" office:value="62.6796261853026" calcext:value-type="float">
            <text:p>62.68</text:p>
          </table:table-cell>
        </table:table-row>
        <table:table-row table:style-name="ro1">
          <table:table-cell office:value-type="string" calcext:value-type="string">
            <text:p>2010-01-01 08:00:00</text:p>
          </table:table-cell>
          <table:table-cell office:value-type="float" office:value="58.973" calcext:value-type="float">
            <text:p>58.97</text:p>
          </table:table-cell>
          <table:table-cell office:value-type="float" office:value="-0.01" calcext:value-type="float">
            <text:p>-0.01</text:p>
          </table:table-cell>
          <table:table-cell office:value-type="float" office:value="42047177.572" calcext:value-type="float">
            <text:p>42047178</text:p>
          </table:table-cell>
          <table:table-cell office:value-type="float" office:value="-60288.715" calcext:value-type="float">
            <text:p>-60289</text:p>
          </table:table-cell>
          <table:table-cell table:formula="of:=[.F9] - [.G9]*[.E10]*[.B$12]*997" office:value-type="float" office:value="2853647143998.97" calcext:value-type="float">
            <text:p>2853647143999</text:p>
          </table:table-cell>
          <table:table-cell table:formula="of:=[.F10]/([.D10]*997)" office:value-type="float" office:value="68.0719613256894" calcext:value-type="float">
            <text:p>68.0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imestep per interval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2:22:11.335695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2:23:48.259619843</dc:date>
    <dc:creator>Joseph Park</dc:creator>
    <meta:generator>LibreOffice/4.2.8.2$Linux_X86_64 LibreOffice_project/420m0$Build-2</meta:generator>
    <meta:editing-duration>PT10M29S</meta:editing-duration>
    <meta:editing-cycles>7</meta:editing-cycles>
    <meta:document-statistic meta:table-count="1" meta:cell-count="72" meta:object-count="0"/>
  </office:meta>
</office:document-meta>
</file>